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P/N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Vendor P/N</text:p>
          </table:table-cell>
          <table:table-cell table:style-name="ce1" office:value-type="string">
            <text:p>Datasheet</text:p>
          </table:table-cell>
          <table:table-cell table:style-name="ce1" office:value-type="string">
            <text:p>Drawing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In Stock?</text:p>
          </table:table-cell>
        </table:table-row>
        <table:table-row table:style-name="ro1">
          <table:table-cell office:value-type="string">
            <text:p>Frame Fault Module</text:p>
          </table:table-cell>
          <table:table-cell office:value-type="string">
            <text:p>Bender</text:p>
          </table:table-cell>
          <table:table-cell office:value-type="string">
            <text:p>IR155-3203</text:p>
          </table:table-cell>
          <table:table-cell table:number-columns-repeated="2"/>
          <table:table-cell office:value-type="string">
            <text:p>http://www.bender-uk.com/fileadmin/products/doc/IR155-32xx-V004_DB_en.pd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Contactor</text:p>
          </table:table-cell>
          <table:table-cell office:value-type="string">
            <text:p>TE</text:p>
          </table:table-cell>
          <table:table-cell office:value-type="string">
            <text:p>EV-200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e.com/commerce/DocumentDelivery/DDEController?Action=srchrtrv&amp;DocNm=EV200_R_TBD_KILOVAC_EV200_Ser_Contactors&amp;DocType=CS&amp;DocLang=English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V Connector</text:p>
          </table:table-cell>
          <table:table-cell office:value-type="string">
            <text:p>TE</text:p>
          </table:table-cell>
          <table:table-cell office:value-type="string">
            <text:p>HVC-800</text:p>
          </table:table-cell>
          <table:table-cell table:number-columns-repeated="2"/>
          <table:table-cell office:value-type="string">
            <text:p>http://www.te.com/content/dam/te/global/english/industries/hybrid-electric-mobility-solutions/amp-high-curr-hvp-800.pdf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harge Connector</text:p>
          </table:table-cell>
          <table:table-cell office:value-type="string">
            <text:p>Anderson</text:p>
          </table:table-cell>
          <table:table-cell office:value-type="string">
            <text:p>SB-50</text:p>
          </table:table-cell>
          <table:table-cell table:number-columns-repeated="2"/>
          <table:table-cell table:style-name="ce3" office:value-type="string">
            <text:p>www.andersonpower.com/files.php?file=DS-SB50(6).pdf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use</text:p>
          </table:table-cell>
          <table:table-cell table:number-columns-repeated="6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C-DC</text:p>
          </table:table-cell>
          <table:table-cell office:value-type="string">
            <text:p>Meanwell</text:p>
          </table:table-cell>
          <table:table-cell office:value-type="string">
            <text:p>WDR-120-12</text:p>
          </table:table-cell>
          <table:table-cell table:number-columns-repeated="2"/>
          <table:table-cell office:value-type="string">
            <text:p>http://www.meanwell.com/search/WDR-120/WDR-120-spec.pd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Circuit Breaker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rminal Block</text:p>
          </table:table-cell>
          <table:table-cell table:number-columns-repeated="6"/>
          <table:table-cell office:value-type="string">
            <text:p>4?</text:p>
          </table:table-cell>
          <table:table-cell/>
        </table:table-row>
        <table:table-row table:style-name="ro1">
          <table:table-cell table:style-name="ce2" office:value-type="float" office:value="18650">
            <text:p>18650</text:p>
          </table:table-cell>
          <table:table-cell table:number-columns-repeated="6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Rear MCN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ar CAN Backplane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ar MCN Breakout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-pos MX-150L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-pos MX-150L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2V Support Circuit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ntactor Logic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pper 18650 Busboard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wer 18650 Busboard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4 Threaded Insert (long)</text:p>
          </table:table-cell>
          <table:table-cell table:number-columns-repeated="8"/>
        </table:table-row>
        <table:table-row table:style-name="ro1">
          <table:table-cell office:value-type="string">
            <text:p>M4 Threaded Insert (short)</text:p>
          </table:table-cell>
          <table:table-cell table:number-columns-repeated="8"/>
        </table:table-row>
        <table:table-row table:style-name="ro1">
          <table:table-cell office:value-type="string">
            <text:p>M2 Threaded Insert</text:p>
          </table:table-cell>
          <table:table-cell table:number-columns-repeated="8"/>
        </table:table-row>
        <table:table-row table:style-name="ro1">
          <table:table-cell office:value-type="string">
            <text:p>DC-DC Fan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3/05/2015</text:date>, <text:time>19:4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0M26S</meta:editing-duration>
    <meta:editing-cycles>4</meta:editing-cycles>
    <meta:generator>OpenOffice/4.0.1$Win32 OpenOffice.org_project/401m5$Build-9714</meta:generator>
    <dc:date>2015-03-05T19:42:19.86</dc:date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